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RequestMatchersIntegrationTests.contentTyp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RequestMatchersIntegrationTests.contentStringStart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IntegrationTests.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Integration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IntegrationTests.executeAndVerif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IntegrationTests.content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